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ecd3" officeooo:paragraph-rsid="000becd3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ết kế trang web giới thiệu sản phẩm tinh dầu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01:50:19.194790725</meta:creation-date>
    <dc:date>2020-04-29T01:51:19.374571590</dc:date>
    <meta:editing-duration>PT1M2S</meta:editing-duration>
    <meta:editing-cycles>1</meta:editing-cycles>
    <meta:document-statistic meta:table-count="0" meta:image-count="0" meta:object-count="0" meta:page-count="1" meta:paragraph-count="1" meta:word-count="10" meta:character-count="47" meta:non-whitespace-character-count="38"/>
    <meta:generator>LibreOffice/6.3.5.2$Linux_X86_64 LibreOffice_project/30$Build-2</meta:generator>
  </office:meta>
</office:document-meta>
</file>